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Grundlagen der Sequenzanalyse</text:p>
      <text:p text:style-name="P4">Übungen zur Vorlesung am 5.11.2013</text:p>
      <text:p text:style-name="P4"/>
      <text:p text:style-name="P6"/>
      <text:p text:style-name="P6"/>
      <text:p text:style-name="P6"/>
      <text:p text:style-name="P5"/>
      <text:p text:style-name="P5">Afg. 4.1:<text:span text:style-name="T1"> <text:tab/>aufgabe4_1.c</text:span></text:p>
      <text:p text:style-name="P5"><text:span text:style-name="T1"><text:tab/><text:tab/></text:span></text:p>
      <text:p text:style-name="P5"><text:span text:style-name="T1"><text:tab/><text:tab/>Falls es Probleme beim Compilieren geben sollte (oder der Compiler ein <text:tab/><text:tab/>Programm mit Endlosschleife liefern sollte) bitte das bereits compilierte <text:tab/><text:tab/>aufgabe4_1.x benutzen.</text:span></text:p>
      <text:p text:style-name="P5"><text:span text:style-name="T1"/></text:p>
      <text:p text:style-name="P5"><text:span text:style-name="T1"><text:tab/><text:tab/>Grund: Beim Compilieren auf verschiedenen Rechnern mit dem gleichen <text:tab/><text:tab/>Compiler (gcc) gab es verschiedene Resultate, die wir uns nicht erklären <text:tab/><text:tab/>konnten (vielleicht <text:tab/>verstehst du ja den Grund).</text:span></text:p>
      <text:p text:style-name="P5"><text:span text:style-name="T1"/></text:p>
      <text:p text:style-name="P5"><text:span text:style-name="T1"><text:tab/><text:tab/>Außerdem: Bei der Ausgabe gab es ebenfalls unerklärliche Probleme. Vor <text:tab/><text:tab/>der Erstellung einer Matrix, zur Berechnung der mc werte, können alle <text:tab/><text:tab/>Substrings problemlos gelesen werden, danach (bei der eigentlichen <text:tab/><text:tab/><text:tab/>Ausgabe) können die ersten zwei Zeichen der ersten Sequenz nicht mehr <text:tab/><text:tab/>richtig dargestellt werden. Auch hier bitten wir um Hilfe, das wir tagelang <text:tab/><text:tab/>an diesem Problem gesessen haben ohne eine Lösung zu finden.</text:span></text:p>
      <text:p text:style-name="P5"><text:span text:style-name="T1"/></text:p>
      <text:p text:style-name="P5"><text:span text:style-name="T1"><text:tab/><text:tab/>Falls nicht universelle Compilierbarkeit oder fehlerhafte Darstellung <text:tab/><text:tab/><text:tab/>Punktabzug-Kriterien darstellen sollten, ist noch ein funktionstüchtiges <text:tab/><text:tab/>Programm in aufgabe4_1.py codiert. Es liefert die mc Werte sowohl in <text:tab/><text:tab/><text:tab/>O(kn²) als auch in O(n²).</text:span></text:p>
      <text:p text:style-name="P5"><text:soft-page-break/></text:p>
      <text:p text:style-name="P5"/>
      <text:p text:style-name="P5"/>
      <text:p text:style-name="P5">Afg. 4.2: <text:tab/><text:span text:style-name="T2">aufgabe4_2.py</text:span></text:p>
      <text:p text:style-name="P5"><text:span text:style-name="T2"/></text:p>
      <text:p text:style-name="P5"><text:span text:style-name="T2"><text:tab/><text:tab/>Wie in Vorlesung dargestellt und im Script hinterlegt implementiert aber <text:tab/><text:tab/>leider nicht funktionstüchtig. Um Hilfe wird gebeten.</text:span></text:p>
      <text:p text:style-name="P5"/>
      <text:p text:style-name="P5">Afg. 4.3:<text:span text:style-name="T1"> <text:tab/>aufgabe4_3.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justify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paragraph-properties fo:line-height="150%"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uppe:<text:tab/><text:tab/><text:tab/><text:tab/><text:tab/><text:tab/><text:tab/><text:tab/><text:tab/> <text:s text:c="4"/>Hamburg, 10.11.2013</text:p>
        <text:p text:style-name="MP2">Oleksandr Voroshylov (6590822)</text:p>
        <text:p text:style-name="MP2">Christina de Bruyn Kops (6591853)</text:p>
        <text:p text:style-name="MP2">Felix Braun (588166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3-10-17T19:49:58</meta:creation-date>
    <dc:date>2013-11-10T20:32:42</dc:date>
    <dc:creator>Felix </dc:creator>
    <meta:editing-duration>PT37M11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15" meta:word-count="193" meta:character-count="1431" meta:non-whitespace-character-count="1198"/>
  </office:meta>
</office:document-meta>
</file>